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05cm" svg:stroke-color="#0084d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381cm" svg:height="0.381cm" svg:x="3.591cm" svg:y="5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271cm" svg:y1="1.381cm" svg:x2="10.271cm" svg:y2="3.54cm">
          <text:p/>
        </draw:line>
        <draw:line draw:style-name="gr2" draw:text-style-name="P1" draw:layer="layout" svg:x1="10.271cm" svg:y1="8.493cm" svg:x2="10.271cm" svg:y2="10.652cm">
          <text:p/>
        </draw:line>
        <draw:line draw:style-name="gr3" draw:text-style-name="P1" draw:layer="layout" svg:x1="6.806cm" svg:y1="3.56cm" svg:x2="6.806cm" svg:y2="8.492cm">
          <text:p/>
        </draw:line>
        <draw:line draw:style-name="gr3" draw:text-style-name="P1" draw:layer="layout" svg:x1="9.156cm" svg:y1="3.559cm" svg:x2="9.156cm" svg:y2="8.491cm">
          <text:p/>
        </draw:line>
        <draw:line draw:style-name="gr3" draw:text-style-name="P1" draw:layer="layout" svg:x1="13.706cm" svg:y1="3.558cm" svg:x2="13.706cm" svg:y2="8.49cm">
          <text:p/>
        </draw:line>
        <draw:line draw:style-name="gr3" draw:text-style-name="P1" draw:layer="layout" svg:x1="11.414cm" svg:y1="3.557cm" svg:x2="11.414cm" svg:y2="8.489cm">
          <text:p/>
        </draw:line>
        <draw:custom-shape draw:style-name="gr4" draw:text-style-name="P1" draw:layer="layout" svg:width="0.75cm" svg:height="0.75cm" svg:x="7.589cm" svg:y="6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244cm" svg:y1="7.467cm" svg:x2="7.713cm" svg:y2="6.936cm">
          <text:p/>
        </draw:line>
        <draw:line draw:style-name="gr5" draw:text-style-name="P1" draw:layer="layout" svg:x1="7.693cm" svg:y1="7.476cm" svg:x2="8.223cm" svg:y2="6.947cm">
          <text:p/>
        </draw:line>
        <draw:custom-shape draw:style-name="gr4" draw:text-style-name="P1" draw:layer="layout" svg:width="0.75cm" svg:height="0.75cm" svg:x="7.589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244cm" svg:y1="4.985cm" svg:x2="7.713cm" svg:y2="4.454cm">
          <text:p/>
        </draw:line>
        <draw:line draw:style-name="gr5" draw:text-style-name="P1" draw:layer="layout" svg:x1="7.693cm" svg:y1="4.994cm" svg:x2="8.223cm" svg:y2="4.465cm">
          <text:p/>
        </draw:line>
        <draw:custom-shape draw:style-name="gr4" draw:text-style-name="P1" draw:layer="layout" svg:width="0.75cm" svg:height="0.75cm" svg:x="9.888cm" svg:y="6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543cm" svg:y1="7.466cm" svg:x2="10.012cm" svg:y2="6.935cm">
          <text:p/>
        </draw:line>
        <draw:line draw:style-name="gr5" draw:text-style-name="P1" draw:layer="layout" svg:x1="9.992cm" svg:y1="7.475cm" svg:x2="10.522cm" svg:y2="6.946cm">
          <text:p/>
        </draw:line>
        <draw:custom-shape draw:style-name="gr4" draw:text-style-name="P1" draw:layer="layout" svg:width="0.75cm" svg:height="0.75cm" svg:x="9.888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543cm" svg:y1="4.984cm" svg:x2="10.012cm" svg:y2="4.453cm">
          <text:p/>
        </draw:line>
        <draw:line draw:style-name="gr5" draw:text-style-name="P1" draw:layer="layout" svg:x1="9.992cm" svg:y1="4.993cm" svg:x2="10.522cm" svg:y2="4.464cm">
          <text:p/>
        </draw:line>
        <draw:custom-shape draw:style-name="gr4" draw:text-style-name="P1" draw:layer="layout" svg:width="0.75cm" svg:height="0.75cm" svg:x="12.187cm" svg:y="6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842cm" svg:y1="7.465cm" svg:x2="12.311cm" svg:y2="6.934cm">
          <text:p/>
        </draw:line>
        <draw:line draw:style-name="gr5" draw:text-style-name="P1" draw:layer="layout" svg:x1="12.291cm" svg:y1="7.474cm" svg:x2="12.821cm" svg:y2="6.945cm">
          <text:p/>
        </draw:line>
        <draw:custom-shape draw:style-name="gr4" draw:text-style-name="P1" draw:layer="layout" svg:width="0.75cm" svg:height="0.75cm" svg:x="12.187cm" svg:y="4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842cm" svg:y1="4.983cm" svg:x2="12.311cm" svg:y2="4.452cm">
          <text:p/>
        </draw:line>
        <draw:line draw:style-name="gr5" draw:text-style-name="P1" draw:layer="layout" svg:x1="12.291cm" svg:y1="4.992cm" svg:x2="12.821cm" svg:y2="4.463cm">
          <text:p/>
        </draw:line>
        <draw:line draw:style-name="gr2" draw:text-style-name="P1" draw:layer="layout" svg:x1="5.139cm" svg:y1="3.535cm" svg:x2="15.427cm" svg:y2="3.54cm">
          <text:p/>
        </draw:line>
        <draw:line draw:style-name="gr2" draw:text-style-name="P1" draw:layer="layout" svg:x1="5.14cm" svg:y1="8.496cm" svg:x2="15.351cm" svg:y2="8.493cm">
          <text:p/>
        </draw:line>
        <draw:line draw:style-name="gr6" draw:text-style-name="P1" draw:layer="layout" svg:x1="3.794cm" svg:y1="5.826cm" svg:x2="17.256cm" svg:y2="5.826cm">
          <text:p/>
        </draw:line>
        <draw:path draw:style-name="gr6" draw:text-style-name="P1" draw:layer="layout" svg:width="6.786cm" svg:height="2.039cm" svg:x="5.897cm" svg:y="3.786cm" svg:viewBox="0 0 6787 2040" svg:d="m0 2040c252-1 1828-8 2082-8 1651 0 2292-508 2800-762s1905-1270 1905-1270">
          <text:p/>
        </draw:path>
        <draw:frame draw:style-name="gr7" draw:text-style-name="P2" draw:layer="layout" svg:width="0.786cm" svg:height="1.195cm" svg:x="14.311cm" svg:y="8.224cm">
          <draw:text-box>
            <text:p><text:span text:style-name="T1">-</text:span></text:p>
          </draw:text-box>
        </draw:frame>
        <draw:frame draw:style-name="gr7" draw:text-style-name="P2" draw:layer="layout" svg:width="0.786cm" svg:height="1.195cm" svg:x="8.211cm" svg:y="8.225cm">
          <draw:text-box>
            <text:p><text:span text:style-name="T1">-</text:span></text:p>
          </draw:text-box>
        </draw:frame>
        <draw:frame draw:style-name="gr7" draw:text-style-name="P2" draw:layer="layout" svg:width="0.786cm" svg:height="1.195cm" svg:x="11.611cm" svg:y="8.225cm">
          <draw:text-box>
            <text:p><text:span text:style-name="T1">-</text:span></text:p>
          </draw:text-box>
        </draw:frame>
        <draw:frame draw:style-name="gr7" draw:text-style-name="P2" draw:layer="layout" svg:width="0.786cm" svg:height="1.195cm" svg:x="5.511cm" svg:y="8.225cm">
          <draw:text-box>
            <text:p><text:span text:style-name="T1">-</text:span></text:p>
          </draw:text-box>
        </draw:frame>
        <draw:frame draw:style-name="gr7" draw:text-style-name="P3" draw:layer="layout" svg:width="1.615cm" svg:height="0.962cm" svg:x="2.959cm" svg:y="6.015cm">
          <draw:text-box>
            <text:p><text:span text:style-name="T2">q&lt;0</text:span></text:p>
          </draw:text-box>
        </draw:frame>
        <draw:frame draw:style-name="gr7" draw:text-style-name="P3" draw:layer="layout" svg:width="1.7cm" svg:height="1.114cm" svg:x="17.51cm" svg:y="5.062cm">
          <draw:text-box>
            <text:p><text:span text:style-name="T2">v=v</text:span><text:span text:style-name="T3">f</text:span></text:p>
          </draw:text-box>
        </draw:frame>
        <draw:frame draw:style-name="gr7" draw:text-style-name="P3" draw:layer="layout" svg:width="1.7cm" svg:height="1.114cm" svg:x="13.854cm" svg:y="3.667cm">
          <draw:text-box>
            <text:p><text:span text:style-name="T2">v&lt;v</text:span><text:span text:style-name="T3">f</text:span></text:p>
          </draw:text-box>
        </draw:frame>
        <draw:frame draw:style-name="gr7" draw:text-style-name="P3" draw:layer="layout" svg:width="1.7cm" svg:height="1.114cm" svg:x="13.888cm" svg:y="7.34cm">
          <draw:text-box>
            <text:p><text:span text:style-name="T2">v&gt;v</text:span><text:span text:style-name="T3">f</text:span></text:p>
          </draw:text-box>
        </draw:frame>
        <draw:frame draw:style-name="gr7" draw:text-style-name="P3" draw:layer="layout" svg:width="0.853cm" svg:height="0.962cm" svg:x="4.202cm" svg:y="4.945cm">
          <draw:text-box>
            <text:p><text:span text:style-name="T2">v</text:span></text:p>
          </draw:text-box>
        </draw:frame>
        <draw:line draw:style-name="gr8" draw:text-style-name="P1" draw:layer="layout" svg:x1="16.748cm" svg:y1="2.143cm" svg:x2="16.748cm" svg:y2="5.445cm">
          <text:p/>
        </draw:line>
        <draw:line draw:style-name="gr8" draw:text-style-name="P1" draw:layer="layout" svg:x1="16.747cm" svg:y1="6.242cm" svg:x2="16.747cm" svg:y2="9.544cm">
          <text:p/>
        </draw:line>
        <draw:frame draw:style-name="gr7" draw:text-style-name="P4" draw:layer="layout" svg:width="2.619cm" svg:height="0.962cm" svg:x="15.505cm" svg:y="1.281cm">
          <draw:text-box>
            <text:p><text:span text:style-name="T4">Blende</text:span></text:p>
          </draw:text-box>
        </draw:frame>
        <draw:path draw:style-name="gr6" draw:text-style-name="P1" draw:layer="layout" svg:width="6.81cm" svg:height="2.296cm" svg:x="5.873cm" svg:y="5.815cm" svg:viewBox="0 0 6811 2297" svg:d="m0 8c252-1 1828-8 2082-8 1651 0 2316 519 2824 773s1905 1524 1905 1524">
          <text:p/>
        </draw:path>
        <draw:frame draw:style-name="gr7" draw:text-style-name="P2" draw:layer="layout" svg:width="0.997cm" svg:height="1.195cm" svg:x="5.399cm" svg:y="2.382cm">
          <draw:text-box>
            <text:p><text:span text:style-name="T1">+</text:span></text:p>
          </draw:text-box>
        </draw:frame>
        <draw:frame draw:style-name="gr7" draw:text-style-name="P2" draw:layer="layout" svg:width="0.997cm" svg:height="1.195cm" svg:x="8cm" svg:y="2.383cm">
          <draw:text-box>
            <text:p><text:span text:style-name="T1">+</text:span></text:p>
          </draw:text-box>
        </draw:frame>
        <draw:frame draw:style-name="gr7" draw:text-style-name="P2" draw:layer="layout" svg:width="0.997cm" svg:height="1.195cm" svg:x="11.2cm" svg:y="2.383cm">
          <draw:text-box>
            <text:p><text:span text:style-name="T1">+</text:span></text:p>
          </draw:text-box>
        </draw:frame>
        <draw:frame draw:style-name="gr7" draw:text-style-name="P2" draw:layer="layout" svg:width="0.997cm" svg:height="1.195cm" svg:x="14.1cm" svg:y="2.383cm">
          <draw:text-box>
            <text:p><text:span text:style-name="T1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ll </meta:initial-creator>
    <meta:creation-date>2016-01-21T22:13:13</meta:creation-date>
    <dc:date>2016-01-29T20:02:47</dc:date>
    <dc:creator>Till </dc:creator>
    <meta:editing-duration>PT30M43S</meta:editing-duration>
    <meta:editing-cycles>13</meta:editing-cycles>
    <meta:generator>LibreOffice/3.5$Linux_X86_64 LibreOffice_project/350m1$Build-2</meta:generator>
    <meta:document-statistic meta:object-count="46"/>
  </office:meta>
</office:document-meta>
</file>